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Add.setChangelist( int changeli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4Add.execP4Add( StringBuffer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4Add.execu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4Add.addFileset( FileSet 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4Add.setCommandlength(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